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134in"/>
    </style:style>
    <style:style style:name="co2" style:family="table-column">
      <style:table-column-properties fo:break-before="auto" style:column-width="1.3953in"/>
    </style:style>
    <style:style style:name="co3" style:family="table-column">
      <style:table-column-properties fo:break-before="auto" style:column-width="0.7752in"/>
    </style:style>
    <style:style style:name="co4" style:family="table-column">
      <style:table-column-properties fo:break-before="auto" style:column-width="2.0673in"/>
    </style:style>
    <style:style style:name="co5" style:family="table-column">
      <style:table-column-properties fo:break-before="auto" style:column-width="20.018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6311in"/>
    </style:style>
    <style:style style:name="co8" style:family="table-column">
      <style:table-column-properties fo:break-before="auto" style:column-width="1.1882in"/>
    </style:style>
    <style:style style:name="co9" style:family="table-column">
      <style:table-column-properties fo:break-before="auto" style:column-width="3.5071in"/>
    </style:style>
    <style:style style:name="co10" style:family="table-column">
      <style:table-column-properties fo:break-before="auto" style:column-width="11.1583in"/>
    </style:style>
    <style:style style:name="co11" style:family="table-column">
      <style:table-column-properties fo:break-before="auto" style:column-width="0.772in"/>
    </style:style>
    <style:style style:name="co12" style:family="table-column">
      <style:table-column-properties fo:break-before="auto" style:column-width="1.4492in"/>
    </style:style>
    <style:style style:name="co13" style:family="table-column">
      <style:table-column-properties fo:break-before="auto" style:column-width="1.5043in"/>
    </style:style>
    <style:style style:name="co14" style:family="table-column">
      <style:table-column-properties fo:break-before="auto" style:column-width="5.2571in"/>
    </style:style>
    <style:style style:name="co15" style:family="table-column">
      <style:table-column-properties fo:break-before="auto" style:column-width="4.1484in"/>
    </style:style>
    <style:style style:name="co16" style:family="table-column">
      <style:table-column-properties fo:break-before="auto" style:column-width="9.1882in"/>
    </style:style>
    <style:style style:name="co17" style:family="table-column">
      <style:table-column-properties fo:break-before="auto" style:column-width="0.5661in"/>
    </style:style>
    <style:style style:name="co18" style:family="table-column">
      <style:table-column-properties fo:break-before="auto" style:column-width="2.2091in"/>
    </style:style>
    <style:style style:name="co19" style:family="table-column">
      <style:table-column-properties fo:break-before="auto" style:column-width="0.7291in"/>
    </style:style>
    <style:style style:name="co20" style:family="table-column">
      <style:table-column-properties fo:break-before="auto" style:column-width="1.602in"/>
    </style:style>
    <style:style style:name="co21" style:family="table-column">
      <style:table-column-properties fo:break-before="auto" style:column-width="4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217in" fo:break-before="auto" style:use-optimal-row-height="fals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5181in" fo:break-before="auto" style:use-optimal-row-height="true"/>
    </style:style>
    <style:style style:name="ro5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99ff"/>
    </style:style>
    <style:style style:name="ce3" style:family="table-cell" style:parent-style-name="Default">
      <style:text-properties fo:color="#000000" style:font-name="Segoe UI" fo:font-size="10pt" fo:language="none" fo:country="none" style:font-name-asian="Segoe UI" style:font-size-asian="10pt" style:language-asian="none" style:country-asian="none" style:font-name-complex="Segoe UI" style:font-size-complex="10pt" style:language-complex="none" style:country-complex="none"/>
    </style:style>
    <style:style style:name="T1" style:family="text">
      <style:text-properties fo:color="#ff3333" fo:font-weight="bold" style:font-weight-asian="bold" style:font-weight-complex="bold"/>
    </style:style>
  </office:automatic-styles>
  <office:body>
    <office:spreadsheet>
      <table:table table:name="Sea-Export_1st_Leg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Freight Master Transport Module send a message to Growth Venture Web Server, declaring a Haulage Job Trip. </text:p>
          </table:table-cell>
          <table:table-cell table:number-columns-repeated="4"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style-name="ce1" office:value-type="string" calcext:value-type="string" table:number-columns-spanned="4" table:number-rows-spanned="1">
            <text:p>The structure of this message object:</text:p>
          </table:table-cell>
          <table:covered-table-cell/>
          <table:covered-table-cell table:style-name="ce1"/>
          <table:covered-table-cell/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2"/>
          <table:table-cell table:style-name="ce2" office:value-type="string" calcext:value-type="string">
            <text:p>Field </text:p>
          </table:table-cell>
          <table:table-cell table:style-name="ce2" office:value-type="string" calcext:value-type="string">
            <text:p>Field Type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Com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MsgCod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lways 2 characters</text:p>
          </table:table-cell>
          <table:table-cell office:value-type="string" calcext:value-type="string">
            <text:p>unique among all messages in the syste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tScheduleDat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 10 digit character string, representing the schedule-date</text:p>
          </table:table-cell>
          <table:table-cell office:value-type="string" calcext:value-type="string">
            <text:p>the format is: yyyy-MM-dd, e.g. 2014-05-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tTripStartTi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 4 digit string to represent time</text:p>
          </table:table-cell>
          <table:table-cell office:value-type="string" calcext:value-type="string">
            <text:p>it's set by the planner, instructing to the driver when the haulage trip should start. e.g. 13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tTripEndTi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 4 digit string to represent time</text:p>
          </table:table-cell>
          <table:table-cell office:value-type="string" calcext:value-type="string">
            <text:p>it's set by the planner, instructing to the driver when the haulage trip should start. e.g. 23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rPrimeMov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8 characters at most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rJobN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26 characters at most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rSeqN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7 characters at most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strMsg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Un-determined</text:p>
          </table:table-cell>
          <table:table-cell office:value-type="string" calcext:value-type="string">
            <text:p><text:span text:style-name="T1">The value of this field for this message is always COL</text:span>. </text:p>
            <text:p>It's different from Message Code, it's a code indicating the nature of the message. </text:p>
            <text:p>e.g. it can be RTN or COL, EXP, IMP and so on...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strVesse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30 characters at most</text:p>
          </table:table-cell>
          <table:table-cell office:value-type="string" calcext:value-type="string">
            <text:p>the vessel reference number. union services need to add a label: “VSEL:"</text:p>
            <text:p> In front of this field value when displaying on MDT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strVoyag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30 characters at most</text:p>
          </table:table-cell>
          <table:table-cell office:value-type="string" calcext:value-type="string">
            <text:p>the voyage reference number. union services need to add a label: “VOYG:" </text:p>
            <text:p>In front of this field value when displaying on MDT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strBookRefN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20 characters at most</text:p>
          </table:table-cell>
          <table:table-cell office:value-type="string" calcext:value-type="string">
            <text:p>the booking reference number of the haulage job. union services need to add a label: “BKREF:"</text:p>
            <text:p> In front of this field value when displaying on MD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trShippingLi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20 characters at most</text:p>
          </table:table-cell>
          <table:table-cell office:value-type="string" calcext:value-type="string">
            <text:p>the shipping line name, union services need to add a label: “AGT:" in front of this field value when displaying on MD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trPortOfDestina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15 characters at most</text:p>
          </table:table-cell>
          <table:table-cell office:value-type="string" calcext:value-type="string">
            <text:p>union services need to add a label: “POD:" in front of this field value when displaying on MDT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nContainerQt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ndicating how many containers are going to be carried by this hauler job trip. </text:p>
            <text:p>It's always 1 when the container size is 40 foot, it can be 1 or 2 when the container size is 20 foot.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strContainerSiz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lways 2 characters, </text:p>
            <text:p>it can only be either "20" or "40"</text:p>
          </table:table-cell>
          <table:table-cell office:value-type="string" calcext:value-type="string">
            <text:p>When it's "20", the nContainerQty can be either 1 or 2, when it's "40", it can only be 1.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trContainer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4 characters at most</text:p>
          </table:table-cell>
          <table:table-cell office:value-type="string" calcext:value-type="string">
            <text:p>e.g. "20FC", "40HC"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trFromLoca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12 characters at most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trToLoca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12 characters at most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trRemark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30 characters at most</text:p>
          </table:table-cell>
          <table:table-cell/>
        </table:table-row>
      </table:table>
      <table:table table:name="Sea-Export_2nd_Leg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Freight Master Transport Module send a message to Growth Venture Web Server, declaring a Haulage Job Trip. </text:p>
          </table:table-cell>
          <table:table-cell table:number-columns-repeated="4"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style-name="ce1" office:value-type="string" calcext:value-type="string" table:number-columns-spanned="4" table:number-rows-spanned="1">
            <text:p>The structure of this message object:</text:p>
          </table:table-cell>
          <table:covered-table-cell/>
          <table:covered-table-cell table:style-name="ce1"/>
          <table:covered-table-cell/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2"/>
          <table:table-cell table:style-name="ce2" office:value-type="string" calcext:value-type="string">
            <text:p>Field </text:p>
          </table:table-cell>
          <table:table-cell table:style-name="ce2" office:value-type="string" calcext:value-type="string">
            <text:p>Field Type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Com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MsgCod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lways 2 characters</text:p>
          </table:table-cell>
          <table:table-cell office:value-type="string" calcext:value-type="string">
            <text:p>unique among all messages in the syste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tScheduleDat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 10 digit character string, representing the schedule-date</text:p>
          </table:table-cell>
          <table:table-cell office:value-type="string" calcext:value-type="string">
            <text:p>the format is: yyyy-MM-dd, e.g. 2014-05-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tTripStartTi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 4 digit string to represent time</text:p>
          </table:table-cell>
          <table:table-cell office:value-type="string" calcext:value-type="string">
            <text:p>it's set by the planner, instructing to the driver when the haulage trip should start. e.g. 13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tTripEndTi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 4 digit string to represent time</text:p>
          </table:table-cell>
          <table:table-cell office:value-type="string" calcext:value-type="string">
            <text:p>it's set by the planner, instructing to the driver when the haulage trip should start. e.g. 23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rPrimeMov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8 characters at most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rJobN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26 characters at most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rSeqN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7 characters at most</text:p>
          </table:table-cell>
          <table:table-cell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strMsg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Un-determined</text:p>
          </table:table-cell>
          <table:table-cell office:value-type="string" calcext:value-type="string">
            <text:p><text:span text:style-name="T1">The value of this field for this message is always EXP</text:span>. </text:p>
            <text:p>Indicating the leg is to deliver stuffed container(s) from customer side to the port for export.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nContainerQt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ndicating how many containers are going to be carried by this hauler job trip. </text:p>
            <text:p>It's always 1 when the container size is 40 foot, it can be 1 or 2 when the container size is 20 foot.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strContainerSiz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lways 2 characters, </text:p>
            <text:p>It can only be either "20" or "40"</text:p>
          </table:table-cell>
          <table:table-cell office:value-type="string" calcext:value-type="string">
            <text:p>When it's "20", the nContainerQty can be either 1 or 2, when it's "40", it can only be 1.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trContainer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4 characters at most</text:p>
          </table:table-cell>
          <table:table-cell office:value-type="string" calcext:value-type="string">
            <text:p>e.g. "20FC", "40HC"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trFromLoca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12 characters at most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trToLoca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12 characters at most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trRemark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30 characters at most</text:p>
          </table:table-cell>
          <table:table-cell/>
        </table:table-row>
      </table:table>
      <table:table table:name="Sea-Export_1st_Leg_Verify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This message is sent from driver(MDT) to Growth_Venture and finally received by Freight Master Transport Module</text:p>
          </table:table-cell>
          <table:table-cell table:number-columns-repeated="4"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style-name="ce1" office:value-type="string" calcext:value-type="string" table:number-columns-spanned="4" table:number-rows-spanned="1">
            <text:p>The structure of this message object:</text:p>
          </table:table-cell>
          <table:covered-table-cell/>
          <table:covered-table-cell table:style-name="ce1"/>
          <table:covered-table-cell/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2"/>
          <table:table-cell table:style-name="ce2" office:value-type="string" calcext:value-type="string">
            <text:p>Field </text:p>
          </table:table-cell>
          <table:table-cell table:style-name="ce2" office:value-type="string" calcext:value-type="string">
            <text:p>Field Type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Com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MsgCod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lways 2 characters</text:p>
          </table:table-cell>
          <table:table-cell office:value-type="string" calcext:value-type="string">
            <text:p>unique among all messages in the syste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tScheduleDat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 10 digit character string, representing the schedule-date</text:p>
          </table:table-cell>
          <table:table-cell office:value-type="string" calcext:value-type="string">
            <text:p>the format is: yyyy-MM-dd, e.g. 2014-05-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rPrimeMov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8 characters at most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rJobN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26 characters at most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rSeqN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7 characters at most</text:p>
          </table:table-cell>
          <table:table-cell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strBookRefN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20 characters at most</text:p>
          </table:table-cell>
          <table:table-cell office:value-type="string" calcext:value-type="string">
            <text:p>the booking reference number of the haulage job. </text:p>
            <text:p>union services need to add a label: “BKREF:" </text:p>
            <text:p>in front of this field value when displaying on MD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rContainerNumber1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20 characters at most</text:p>
          </table:table-cell>
          <table:table-cell office:value-type="string" calcext:value-type="string">
            <text:p>When there is only one container, keep the container number in this fiel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rContainerNumber2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20 characters at most</text:p>
          </table:table-cell>
          <table:table-cell office:value-type="string" calcext:value-type="string">
            <text:p>When there are 2 containers, keep the second container number in this fiel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rSealNo1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20 characters at most</text:p>
          </table:table-cell>
          <table:table-cell office:value-type="string" calcext:value-type="string">
            <text:p>The driver keyed in the seal numbe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rSealNo2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20 characters at most</text:p>
          </table:table-cell>
          <table:table-cell office:value-type="string" calcext:value-type="string">
            <text:p>The driver keyed in the seal numb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trTrailerNumb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5 characters at most </text:p>
          </table:table-cell>
          <table:table-cell office:value-type="string" calcext:value-type="string">
            <text:p>It's the last 5 characters of the trailer reference number.</text:p>
          </table:table-cell>
        </table:table-row>
      </table:table>
      <table:table table:name="Sea-Export_2nd_Leg_Verify" table:style-name="ta1">
        <table:table-column table:style-name="co6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6" table:number-columns-repeated="1019" table:default-cell-style-name="Default"/>
        <table:table-row table:style-name="ro5">
          <table:table-cell office:value-type="string" calcext:value-type="string" table:number-columns-spanned="1024" table:number-rows-spanned="5">
            <text:p>This message is sent from driver(MDT) to Growth_Venture and finally received by Freight Master Transport Module</text:p>
          </table:table-cell>
          <table:covered-table-cell table:number-columns-repeated="1023"/>
        </table:table-row>
        <table:table-row table:style-name="ro1">
          <table:covered-table-cell table:number-columns-repeated="1024"/>
        </table:table-row>
        <table:table-row table:style-name="ro1">
          <table:covered-table-cell table:number-columns-repeated="1024"/>
        </table:table-row>
        <table:table-row table:style-name="ro1">
          <table:covered-table-cell table:number-columns-repeated="1024"/>
        </table:table-row>
        <table:table-row table:style-name="ro1">
          <table:covered-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4" table:number-rows-spanned="1">
            <text:p>The structure of this message object:</text:p>
          </table:table-cell>
          <table:covered-table-cell table:style-name="ce1"/>
          <table:covered-table-cell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2" office:value-type="string" calcext:value-type="string">
            <text:p>Field Type</text:p>
          </table:table-cell>
          <table:table-cell table:style-name="ce2" office:value-type="string" calcext:value-type="string">
            <text:p>Field 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Comment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rMsgCode</text:p>
          </table:table-cell>
          <table:table-cell office:value-type="string" calcext:value-type="string">
            <text:p>Always 2 characters</text:p>
          </table:table-cell>
          <table:table-cell office:value-type="string" calcext:value-type="string">
            <text:p>unique among all messages in the system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tScheduleDat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 10 digit character string, representing the schedule-date</text:p>
          </table:table-cell>
          <table:table-cell office:value-type="string" calcext:value-type="string">
            <text:p>the format is: yyyy-MM-dd, e.g. 2014-05-20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rPrimeMover</text:p>
          </table:table-cell>
          <table:table-cell office:value-type="string" calcext:value-type="string">
            <text:p>8 characters at most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rJobNo</text:p>
          </table:table-cell>
          <table:table-cell office:value-type="string" calcext:value-type="string">
            <text:p>26 characters at most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rSeqNo</text:p>
          </table:table-cell>
          <table:table-cell office:value-type="string" calcext:value-type="string">
            <text:p>7 characters at most</text:p>
          </table:table-cell>
          <table:table-cell table:number-columns-repeated="1020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rBookRefNo</text:p>
          </table:table-cell>
          <table:table-cell office:value-type="string" calcext:value-type="string">
            <text:p>5 characters at most, </text:p>
            <text:p>It's the last 5 characters of the BKREFNO</text:p>
          </table:table-cell>
          <table:table-cell office:value-type="string" calcext:value-type="string">
            <text:p>the booking reference number of the haulage job. </text:p>
            <text:p>union services need to add a label: “BKREF:" </text:p>
            <text:p>in front of this field value when displaying on MDT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rContainerNumber1</text:p>
          </table:table-cell>
          <table:table-cell office:value-type="string" calcext:value-type="string">
            <text:p>20 characters at most</text:p>
          </table:table-cell>
          <table:table-cell office:value-type="string" calcext:value-type="string">
            <text:p>When there is only one container, keep the container number in this field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rContainerNumber2</text:p>
          </table:table-cell>
          <table:table-cell office:value-type="string" calcext:value-type="string">
            <text:p>20 characters at most</text:p>
          </table:table-cell>
          <table:table-cell office:value-type="string" calcext:value-type="string">
            <text:p>When there are 2 containers, keep the second container number in this field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rSealNo1</text:p>
          </table:table-cell>
          <table:table-cell office:value-type="string" calcext:value-type="string">
            <text:p>20 characters at most</text:p>
          </table:table-cell>
          <table:table-cell office:value-type="string" calcext:value-type="string">
            <text:p>The driver keyed in the seal number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rSealNo2</text:p>
          </table:table-cell>
          <table:table-cell office:value-type="string" calcext:value-type="string">
            <text:p>20 characters at most</text:p>
          </table:table-cell>
          <table:table-cell office:value-type="string" calcext:value-type="string">
            <text:p>The driver keyed in the seal number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rTrailerNumber</text:p>
          </table:table-cell>
          <table:table-cell office:value-type="string" calcext:value-type="string">
            <text:p>5 characters at most </text:p>
          </table:table-cell>
          <table:table-cell office:value-type="string" calcext:value-type="string">
            <text:p>It's the last 5 characters of the trailer reference number.</text:p>
          </table:table-cell>
          <table:table-cell table:number-columns-repeated="1019"/>
        </table:table-row>
      </table:table>
      <table:table table:name="Sea-Import_1st_Leg" table:style-name="ta1">
        <table:table-column table:style-name="co17" table:default-cell-style-name="Default"/>
        <table:table-column table:style-name="co2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This message is sent from Freight Master Transport Module to Growth_Venture. Declaring a haulier job trip.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 table:number-columns-spanned="4" table:number-rows-spanned="1">
            <text:p>The structure of this message object:</text:p>
          </table:table-cell>
          <table:covered-table-cell/>
          <table:covered-table-cell table:style-name="ce1"/>
          <table:covered-table-cell/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2"/>
          <table:table-cell table:style-name="ce2" office:value-type="string" calcext:value-type="string">
            <text:p>Field </text:p>
          </table:table-cell>
          <table:table-cell table:style-name="ce2" office:value-type="string" calcext:value-type="string">
            <text:p>Field Type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Com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MsgCod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lways 2 characters</text:p>
          </table:table-cell>
          <table:table-cell office:value-type="string" calcext:value-type="string">
            <text:p>unique among all messages in the syste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tScheduleDat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 10 digit character string, representing the schedule-date</text:p>
          </table:table-cell>
          <table:table-cell office:value-type="string" calcext:value-type="string">
            <text:p>the format is: yyyy-MM-dd, e.g. 2014-10-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tTripStartTi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 4 digit string to represent time</text:p>
          </table:table-cell>
          <table:table-cell office:value-type="string" calcext:value-type="string">
            <text:p>it's set by the planner, instructing to the driver when the haulage trip should start. e.g. 13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tTripEndTi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 4 digit string to represent time</text:p>
          </table:table-cell>
          <table:table-cell office:value-type="string" calcext:value-type="string">
            <text:p>it's set by the planner, instructing to the driver when the haulage trip should start. e.g. 23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rPrimeMov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8 characters at most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rJobN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26 characters at most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rSeqN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7 characters at most</text:p>
          </table:table-cell>
          <table:table-cell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strMsg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Un-determined</text:p>
          </table:table-cell>
          <table:table-cell office:value-type="string" calcext:value-type="string">
            <text:p><text:span text:style-name="T1">The value of this field for this message is always IMP</text:span>. </text:p>
            <text:p>Indicating the leg is to deliver stuffed container(s) from PSA side to customer side.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strVesse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30 characters at most</text:p>
          </table:table-cell>
          <table:table-cell office:value-type="string" calcext:value-type="string">
            <text:p>the vessel reference number. union services need to add a label: “VSEL:" </text:p>
            <text:p>In front of this field value when displaying on MDT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strVoyag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30 characters at most</text:p>
          </table:table-cell>
          <table:table-cell office:value-type="string" calcext:value-type="string">
            <text:p>the voyage reference number. union services need to add a label: “VOYG:" </text:p>
            <text:p>In front of this field value when displaying on MDT</text:p>
          </table:table-cell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strBookRefN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20 characters at most</text:p>
          </table:table-cell>
          <table:table-cell office:value-type="string" calcext:value-type="string">
            <text:p>the booking reference number of the haulage job. </text:p>
            <text:p>union services need to add a label: “BKREF:" </text:p>
            <text:p>In front of this field value when displaying on MDT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strShippingLi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20 characters at most</text:p>
          </table:table-cell>
          <table:table-cell office:value-type="string" calcext:value-type="string">
            <text:p>the shipping line name, union services need to add a label: “AGT:"</text:p>
            <text:p>In front of this field value when displaying on MD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trPortOfDestina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15 characters at most</text:p>
          </table:table-cell>
          <table:table-cell office:value-type="string" calcext:value-type="string">
            <text:p>union services need to add a label: “POD:" in front of this field value when displaying on MDT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nContainerQt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ndicating how many containers are going to be carried by this hauler job trip. </text:p>
            <text:p>It's always 1 when the container size is 40 foot, it can be 1 or 2 when the container size is 20 foot.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trContainerSiz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lways 2 characters, it can only be either "20" or "40"</text:p>
          </table:table-cell>
          <table:table-cell office:value-type="string" calcext:value-type="string">
            <text:p>When it's "20", the nContainerQty can be either 1 or 2, when it's "40", it can only be 1.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trContainer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4 characters at most</text:p>
          </table:table-cell>
          <table:table-cell office:value-type="string" calcext:value-type="string">
            <text:p>e.g. "20FC", "40HC"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trFromLoca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12 characters at most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trToLoca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12 characters at most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trRemark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30 characters at most</text:p>
          </table:table-cell>
          <table:table-cell/>
        </table:table-row>
      </table:table>
      <table:table table:name="Sea-Import_2nd_Leg" table:style-name="ta1"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0" table:default-cell-style-name="Default"/>
        <table:table-row table:style-name="ro1">
          <table:table-cell table:number-columns-repeated="5"/>
        </table:table-row>
        <table:table-row table:style-name="ro1">
          <table:table-cell table:style-name="ce3" office:value-type="string" calcext:value-type="string">
            <text:p>This message is sent from Growth_Venture to Freight Master Transport Module. Declaring a haulier job trip.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 table:number-columns-spanned="4" table:number-rows-spanned="1">
            <text:p>The structure of this message object:</text:p>
          </table:table-cell>
          <table:covered-table-cell/>
          <table:covered-table-cell table:style-name="ce1"/>
          <table:covered-table-cell/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2"/>
          <table:table-cell table:style-name="ce2" office:value-type="string" calcext:value-type="string">
            <text:p>Field </text:p>
          </table:table-cell>
          <table:table-cell table:style-name="ce2" office:value-type="string" calcext:value-type="string">
            <text:p>Field Type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Com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MsgCod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lways 2 characters</text:p>
          </table:table-cell>
          <table:table-cell office:value-type="string" calcext:value-type="string">
            <text:p>unique among all messages in the syste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tScheduleDat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 10 digit character string, representing the schedule-date</text:p>
          </table:table-cell>
          <table:table-cell office:value-type="string" calcext:value-type="string">
            <text:p>the format is: yyyy-MM-dd, e.g. 2014-10-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tTripStartTi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 4 digit string to represent time</text:p>
          </table:table-cell>
          <table:table-cell office:value-type="string" calcext:value-type="string">
            <text:p>it's set by the planner, instructing to the driver when the haulage trip should start. e.g. 13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tTripEndTi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 4 digit string to represent time</text:p>
          </table:table-cell>
          <table:table-cell office:value-type="string" calcext:value-type="string">
            <text:p>it's set by the planner, instructing to the driver when the haulage trip should start. e.g. 23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rPrimeMov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8 characters at most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rJobN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26 characters at most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rSeqN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7 characters at most</text:p>
          </table:table-cell>
          <table:table-cell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strMsg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Un-determined</text:p>
          </table:table-cell>
          <table:table-cell office:value-type="string" calcext:value-type="string">
            <text:p><text:span text:style-name="T1">The value of this field for this message is always </text:span></text:p>
            <text:p><text:span text:style-name="T1">RTN</text:span>. Indicating the leg is to deliver unstuffed container(s) from customer side to container yard.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nContainerQt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ndicating how many containers are going to be carried by this hauler job trip. </text:p>
            <text:p>It's always 1 when the container size is 40 foot, it can be 1 or 2 when the container size is 20 foot.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strContainerSiz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lways 2 characters, </text:p>
            <text:p>It can only be either "20" or "40"</text:p>
          </table:table-cell>
          <table:table-cell office:value-type="string" calcext:value-type="string">
            <text:p>When it's "20", the nContainerQty can be either 1 or 2, when it's "40", it can only be 1.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trContainer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4 characters at most</text:p>
          </table:table-cell>
          <table:table-cell office:value-type="string" calcext:value-type="string">
            <text:p>e.g. "20FC", "40HC"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trFromLoca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12 characters at most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trToLoca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12 characters at most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trRemark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30 characters at most</text:p>
          </table:table-cell>
          <table:table-cell/>
        </table:table-row>
      </table:table>
      <table:table table:name="Sea-Import_1st_Leg_Verify" table:style-name="ta1">
        <table:table-column table:style-name="co19" table:default-cell-style-name="Default"/>
        <table:table-column table:style-name="co12" table:default-cell-style-name="Default"/>
        <table:table-column table:style-name="co3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Growth_Venture forward the message from the driver to Freight Master Transport Module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 table:number-columns-spanned="4" table:number-rows-spanned="1">
            <text:p>The structure of this message object:</text:p>
          </table:table-cell>
          <table:covered-table-cell/>
          <table:covered-table-cell table:style-name="ce1"/>
          <table:covered-table-cell/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2"/>
          <table:table-cell table:style-name="ce2" office:value-type="string" calcext:value-type="string">
            <text:p>Field </text:p>
          </table:table-cell>
          <table:table-cell table:style-name="ce2" office:value-type="string" calcext:value-type="string">
            <text:p>Field Type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Com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MsgCod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lways 2 characters</text:p>
          </table:table-cell>
          <table:table-cell office:value-type="string" calcext:value-type="string">
            <text:p>unique among all messages in the syste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tScheduleDat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 10 digit character string, representing the schedule-date</text:p>
          </table:table-cell>
          <table:table-cell office:value-type="string" calcext:value-type="string">
            <text:p>the format is: yyyy-MM-dd, e.g. 2014-05-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rPrimeMov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8 characters at most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rJobN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26 characters at most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rSeqN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7 characters at most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rReferenc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he driver keyed in MDT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rContainerNumber1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20 characters at most</text:p>
          </table:table-cell>
          <table:table-cell office:value-type="string" calcext:value-type="string">
            <text:p>When there is only one container, keep the container number in this fiel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rContainerNumber2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20 characters at most</text:p>
          </table:table-cell>
          <table:table-cell office:value-type="string" calcext:value-type="string">
            <text:p>When there are 2 containers, keep the second container number in this fiel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rSealNo1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he driver keyed in MDT </text:p>
          </table:table-cell>
          <table:table-cell office:value-type="string" calcext:value-type="string">
            <text:p>when there is only one container, keep the container seal number in this fiel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rSealNo2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he driver keyed in MDT</text:p>
          </table:table-cell>
          <table:table-cell office:value-type="string" calcext:value-type="string">
            <text:p>When there are 2 containers, keep the second container seal number in this field</text:p>
          </table:table-cell>
        </table:table-row>
      </table:table>
      <table:table table:name="Sea-Import_2nd_Leg_Verify" table:style-name="ta1"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23P0" style:volatile="true">
      <number:currency-symbol>$</number:currency-symbol>
      <number:number number:decimal-places="2" number:min-integer-digits="1" number:grouping="true"/>
    </number:currency-style>
    <number:currency-style style:name="N123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3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4">00/00/0000</text:date>, <text:time style:data-style-name="N2" text:time-value="14:30:36.95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21M8S</meta:editing-duration>
    <meta:editing-cycles>25</meta:editing-cycles>
    <meta:generator>LibreOffice/4.2.8.2$Windows_x86 LibreOffice_project/48d50dbfc06349262c9d50868e5c1f630a573ebd</meta:generator>
    <dc:date>2015-01-14T17:47:15.554000000</dc:date>
    <meta:document-statistic meta:table-count="8" meta:cell-count="498" meta:object-count="0"/>
    <meta:user-defined meta:name="Info 1"/>
    <meta:user-defined meta:name="Info 2"/>
    <meta:user-defined meta:name="Info 3"/>
    <meta:user-defined meta:name="Info 4"/>
  </office:meta>
</office:document-meta>
</file>